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7.493cm" fo:margin-right="0cm" fo:text-indent="0cm" style:auto-text-indent="false"/>
    </style:style>
    <style:style style:name="P6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9pt" style:font-size-asian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gr. Mgr. Juraj Vidéky, Mlynarovičova 11, 851 03 Bratislava <text:s/>| <text:s/></text:span><text:span text:style-name="code"><text:span text:style-name="T2">videky@breviar.sk</text:span></text:span></text:p>
      <text:p text:style-name="Standard"/>
      <text:p text:style-name="P5">J. E. Mons. Stanislav Stolárik<text:line-break/><text:span text:style-name="T3">košický pomocný biskup</text:span><text:span text:style-name="em2"><text:span text:style-name="T3">, predseda LK KBS</text:span></text:span></text:p>
      <text:p text:style-name="P5">Arcibiskupstvo Košice – Arcibiskupský úrad</text:p>
      <text:p text:style-name="P5">Hlavná 28</text:p>
      <text:p text:style-name="P5">041 83 Košice</text:p>
      <text:p text:style-name="P1"/>
      <text:p text:style-name="P2">V Bratislave, 28. mája 2012</text:p>
      <text:p text:style-name="Standard"/>
      <text:p text:style-name="P3">Vec: Dekrét KBS ohľadom povolenia publikovania textov slovenského prekladu Liturgie hodín pre projekt on-line Liturgie hodín</text:p>
      <text:p text:style-name="Standard"/>
      <text:p text:style-name="Standard">Pochválený buď Ježiš Kristus!</text:p>
      <text:p text:style-name="P4">Vážený pán biskup, ako predsedu Liturgickej komisie Konferencie biskupov Slovenska Vás oslo­vu­jem s pros­bou, týkajúcou sa používania textov slovenského prekladu <text:span text:style-name="T3">Liturgie hodín</text:span>. Pôvodne som túto žiadosť adresoval predsedovi KBS Mons. Stanislavovi Zvolenskému listom zo dňa 21. januára 2011. Z dôvodu zaneprázdnenosti sekretára KBS a najmä preto, lebo zrejme už bola v príprave <text:span text:style-name="T3">Inštrukcia Konferencie biskupov Slovenska o príprave a vydávaní liturgických kníh a textov</text:span><text:span text:style-name="T6"> (ďalej len </text:span><text:span text:style-name="T3">Inštrukcia KBS</text:span><text:span text:style-name="T5">), </text:span>schválená na 70. plenárnom zasadaní Konferencie biskupov Slovenska dňa 27. októbra 2011 v Donovaloch, dostal som na svoju žiadosť odpoveď až 25. apríla 2012 od výkonného se­kre­tá­ra KBS dp. Antona Ziolkovského (informoval ma, aby som postupoval v zmysle <text:span text:style-name="T4">Inštrukcie KBS</text:span>). Na základe uvedenej <text:span text:style-name="T4">Inštrukcie KBS</text:span> preto adresujem svoju prosbu Vám.</text:p>
      <text:p text:style-name="P4">Otázka zabezpečenia súhlasu majiteľa autorských práv na texty slovenského prekladu <text:span text:style-name="T3">Liturgie ho­dín</text:span> bola súčasťou mediálneho projektu on-line <text:span text:style-name="T3">Liturgie hodín</text:span>. (Projekt bol pred­kla­da­ný v roku 2004 Rade pre masmédiá KBS na roky 2005-2006 a v uvedenom čase aj realizovaný.) Vtedy som po­žia­dal o súhlas na pu­bli­kovanie textov Spolok sv. Vojtecha a s pomocou dp. Jozefa Kováčika pro­jekt on-line <text:span text:style-name="T3">Liturgie hodín</text:span> ob­dr­žal „licenciu“ na texty od p. riaditeľa SSV Mons. Vendelína Plevu. Kópiu tohto do­kumentu prikladám; od ro­ku 2006 je publikovaný aj na webovej adrese projektu <text:span text:style-name="code">breviar.sk</text:span>: <text:s/><text:span text:style-name="code">http://breviar.sk/default-licencia.htm</text:span>.</text:p>
      <text:p text:style-name="P4">V zmysle inštrukcie <text:span text:style-name="T3">Liturgiam authenticam</text:span> (č. 115 a 117) a <text:span text:style-name="T3">Inštrukcie KBS</text:span> (č. 12) pat­ria autorské prá­va na slovenský preklad textov <text:span text:style-name="T3">Liturgie hodín</text:span> KBS. SSV je síce poverený vydávaním liturgických kníh, nie je však „drži­teľom“ autorských práv, a preto tieto práva ani nemôže delegovať na iné subjekty (teda ani pre projekt on-line <text:span text:style-name="T3">Liturgie hodín</text:span>). Spomínaná licencia z roku 2006 na použitie textov od p. riaditeľa SSV preto prinajmenej od momentu vydania <text:span text:style-name="T3">Inštrukcie KBS</text:span> nemá žiaden právny účinok, hoci svojho času bola poskytnutá „bona fide“ v súlade so vtedajším status quo.</text:p>
      <text:p text:style-name="P4">V snahe rešpektovať súčasný stav, keď autorské práva patria KBS, resp. v snahe vyhnúť sa aké­mu­koľ­vek potenciálnemu obvineniu z neoprávneného použitia textov (porov. <text:span text:style-name="T3">Litur­giam authen­ticam</text:span>, č. 117, a <text:span text:style-name="T3">Inštrukcie KBS</text:span><text:span text:style-name="T5">, č. 12</text:span>), obraciam sa priamo na LK KBS, ktorá je v mene držiteľa autor­ských práv na texty slo­ven­ské­ho pre­kladu Liturgie hodín oprávnená poskytnúť súhlas na použitie týchto textov v mene KBS.</text:p>
      <text:p text:style-name="P4">Prosím preto o udelenie povolenia použiť texty z jednotlivých zväzkov slovenského prekladu <text:span text:style-name="T3">Liturgie hodín</text:span>, aby tieto texty mohli byť v plnom rozsahu použité pre projekt on-line <text:span text:style-name="T3">Liturgie hodín </text:span><text:span text:style-name="T5">na webových stránkach</text:span> <text:span text:style-name="code">breviar.sk</text:span> a aby tak boli použité s láskavým súhlasom majiteľa autor­ských práv.</text:p>
      <text:p text:style-name="Standard"/>
      <text:p text:style-name="Standard">S úctivým pozdravom</text:p>
      <text:p text:style-name="P2">Juraj Vidé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-left="4.001cm" fo:margin-right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-left="6.001cm" fo:margin-right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-left="4.75cm" fo:margin-right="0cm" fo:text-indent="-1cm" style:auto-text-indent="false"/>
    </style:style>
    <style:style style:name="cite" style:family="paragraph" style:parent-style-name="Standard" style:next-style-name="Standard">
      <style:paragraph-properties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3.501cm" fo:margin-right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5.001cm" fo:margin-right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09-05-20T11:04:00</meta:creation-date>
    <dc:creator>Juraj Vidéky</dc:creator>
    <dc:date>2012-05-28T12:09:56.72</dc:date>
    <meta:print-date>2009-05-20T12:22:00</meta:print-date>
    <meta:editing-cycles>111</meta:editing-cycles>
    <meta:editing-duration>PT47M19S</meta:editing-duration>
    <meta:generator>OpenOffice.org/3.3$Win32 OpenOffice.org_project/330m20$Build-9567</meta:generator>
    <meta:document-statistic meta:table-count="0" meta:image-count="0" meta:object-count="0" meta:page-count="1" meta:paragraph-count="15" meta:word-count="463" meta:character-count="3175"/>
  </office:meta>
</office:document-meta>
</file>